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754" officeooo:paragraph-rsid="00163754"/>
    </style:style>
    <style:style style:name="P2" style:family="paragraph" style:parent-style-name="Standard">
      <style:text-properties fo:font-size="13pt" officeooo:rsid="00163754" officeooo:paragraph-rsid="00163754" style:font-size-asian="13pt" style:font-size-complex="13pt"/>
    </style:style>
    <style:style style:name="P3" style:family="paragraph" style:parent-style-name="Standard">
      <style:text-properties officeooo:rsid="0019aa57" officeooo:paragraph-rsid="0019aa57"/>
    </style:style>
    <style:style style:name="P4" style:family="paragraph" style:parent-style-name="Standard">
      <style:text-properties officeooo:rsid="001b28d4" officeooo:paragraph-rsid="001b28d4"/>
    </style:style>
    <style:style style:name="T1" style:family="text">
      <style:text-properties officeooo:rsid="0019aa57"/>
    </style:style>
    <style:style style:name="T2" style:family="text">
      <style:text-properties officeooo:rsid="001ae1e1"/>
    </style:style>
    <style:style style:name="T3" style:family="text">
      <style:text-properties officeooo:rsid="001cc113"/>
    </style:style>
    <style:style style:name="T4" style:family="text">
      <style:text-properties officeooo:rsid="001e975d"/>
    </style:style>
    <style:style style:name="T5" style:family="text">
      <style:text-properties officeooo:rsid="00206c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业务需求</text:p>
      <text:p text:style-name="P1">a. <text:span text:style-name="T1">issue</text:span>场景1<text:span text:style-name="T2">（basic）</text:span>：打开Dapp→Run（or<text:span text:style-name="T1"> other exercises）→ 中途播报里程及已获得的token → End running →claim my tokens;</text:span></text:p>
      <text:p text:style-name="P1"><text:s text:c="4"/>issue<text:span text:style-name="T2">加成：路跑（+10%）， 女性（+5%）；</text:span></text:p>
      <text:p text:style-name="P1"/>
      <text:p text:style-name="P3">b. issue场景2：报名线上赛 →<text:span text:style-name="T2"> 显示预计能获得的token数量</text:span> →<text:span text:style-name="T2"> （比赛时间段）完成线上赛 → claim my tokens；</text:span></text:p>
      <text:p text:style-name="P3"><text:s text:c="5"/>issue加成<text:span text:style-name="T2">：路跑（+10%），女性（+5%），排名前20%（+10%），前20%-50%（+5%）；</text:span></text:p>
      <text:p text:style-name="P3"/>
      <text:p text:style-name="P4">c. issue场景3：用户<text:span text:style-name="T3">A</text:span>开班约定跑post →<text:span text:style-name="T3"> 其他用户加入约定跑班（最低人数3）→ 完成跑班任务 → 所有完成任务的用户claim tokens；</text:span></text:p>
      <text:p text:style-name="P4"><text:s text:c="5"/>issue加成<text:span text:style-name="T4">：用户A+5%，其他用户+3%，（跑班人数超过30人，且完成任务人数超过25人）用户A+5%</text:span></text:p>
      <text:p text:style-name="P4"/>
      <text:p text:style-name="P4">d. </text:p>
      <text:p text:style-name="P1"/>
      <text:p text:style-name="P2">2.blockchain behavior</text:p>
      <text:p text:style-name="P1">issue: reward for individual’s exercises;</text:p>
      <text:p text:style-name="P1">transact<text:span text:style-name="T5">(consume)</text:span>:</text:p>
      <text:p text:style-name="P1">destroy: contribution to community;</text:p>
      <text:p text:style-name="P1"/>
      <text:p text:style-name="P2">3. commercial ideas</text:p>
      <text:p text:style-name="P1">a. 指定一个品牌的装备，token获得加成(+x%);</text:p>
      <text:p text:style-name="P3">b. 圈内公益、圈外公益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31:04.948817452</meta:creation-date>
    <dc:date>2019-03-13T14:02:05.697822364</dc:date>
    <meta:editing-duration>PT2H49M2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264" meta:character-count="575" meta:non-whitespace-character-count="520"/>
  </office:meta>
</office:document-meta>
</file>